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AA000000B4FB0793EC51971BC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554cm" style:rel-column-width="13701*"/>
    </style:style>
    <style:style style:name="Tableau1.B" style:family="table-column">
      <style:table-column-properties style:column-width="3.149cm" style:rel-column-width="12137*"/>
    </style:style>
    <style:style style:name="Tableau1.C" style:family="table-column">
      <style:table-column-properties style:column-width="2.007cm" style:rel-column-width="7737*"/>
    </style:style>
    <style:style style:name="Tableau1.D" style:family="table-column">
      <style:table-column-properties style:column-width="2.887cm" style:rel-column-width="11131*"/>
    </style:style>
    <style:style style:name="Tableau1.E" style:family="table-column">
      <style:table-column-properties style:column-width="1.499cm" style:rel-column-width="5779*"/>
    </style:style>
    <style:style style:name="Tableau1.F" style:family="table-column">
      <style:table-column-properties style:column-width="3.903cm" style:rel-column-width="15050*"/>
    </style:style>
    <style:style style:name="Tableau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au1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style:vertical-align="middle" fo:padding="0.097cm" fo:border-left="none" fo:border-right="0.05pt solid #000000" fo:border-top="none" fo:border-bottom="none"/>
    </style:style>
    <style:style style:name="Tableau1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style:vertical-align="middle" fo:padding="0.097cm" fo:border-left="none" fo:border-right="0.05pt solid #000000" fo:border-top="none" fo:border-bottom="none"/>
    </style:style>
    <style:style style:name="Tableau1.F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text-properties officeooo:rsid="001cd9e1" officeooo:paragraph-rsid="001cd9e1"/>
    </style:style>
    <style:style style:name="P3" style:family="paragraph" style:parent-style-name="Standard">
      <style:text-properties style:text-underline-style="solid" style:text-underline-width="auto" style:text-underline-color="font-color" officeooo:rsid="001cd9e1" officeooo:paragraph-rsid="001cd9e1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bold" officeooo:rsid="0021ecd2" officeooo:paragraph-rsid="0021ecd2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bold" officeooo:rsid="0021ecd2" officeooo:paragraph-rsid="002db3d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bold" officeooo:rsid="002f9037" officeooo:paragraph-rsid="002f9037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normal" officeooo:rsid="0021ecd2" officeooo:paragraph-rsid="002db3dd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normal" officeooo:rsid="002f9037" officeooo:paragraph-rsid="0036b5e1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officeooo:paragraph-rsid="002f9037"/>
    </style:style>
    <style:style style:name="P10" style:family="paragraph" style:parent-style-name="Standard">
      <style:paragraph-properties fo:text-align="justify" style:justify-single-word="false"/>
      <style:text-properties fo:color="#ff3333" fo:font-size="32pt" style:text-underline-style="none" fo:font-weight="bold" officeooo:rsid="002db3dd" officeooo:paragraph-rsid="002db3dd" style:font-size-asian="32pt" style:font-weight-asian="bold" style:font-size-complex="32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ize="8pt" fo:font-style="normal" fo:font-weight="normal" officeooo:rsid="008f4abf" officeooo:paragraph-rsid="009540a1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Standard">
      <style:text-properties officeooo:paragraph-rsid="00b55dd4"/>
    </style:style>
    <style:style style:name="P13" style:family="paragraph" style:parent-style-name="Table_20_Contents">
      <style:text-properties officeooo:paragraph-rsid="0036b5e1"/>
    </style:style>
    <style:style style:name="P14" style:family="paragraph" style:parent-style-name="Table_20_Contents">
      <style:paragraph-properties fo:text-align="center" style:justify-single-word="false"/>
      <style:text-properties fo:color="#ff3333" fo:font-size="10pt" style:text-underline-style="solid" style:text-underline-width="auto" style:text-underline-color="font-color" officeooo:rsid="00390238" officeooo:paragraph-rsid="00390238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1812ca" officeooo:paragraph-rsid="0036b5e1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fo:font-size="10pt" officeooo:rsid="006ef9c9" officeooo:paragraph-rsid="006ef9c9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fo:font-size="10pt" officeooo:rsid="0052b304" officeooo:paragraph-rsid="0052b304" style:font-size-asian="10pt" style:font-size-complex="10pt"/>
    </style:style>
    <style:style style:name="P19" style:family="paragraph" style:parent-style-name="Table_20_Contents">
      <style:paragraph-properties fo:text-align="end" style:justify-single-word="false"/>
      <style:text-properties fo:font-size="10pt" officeooo:rsid="0052b304" officeooo:paragraph-rsid="00a0e313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fo:font-size="10pt" fo:font-weight="bold" officeooo:paragraph-rsid="00a0e313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font-size="10pt" fo:font-weight="bold" officeooo:rsid="00a0e313" officeooo:paragraph-rsid="00a0e313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fo:color="#000000" fo:font-size="10pt" style:text-underline-style="none" officeooo:rsid="00390238" officeooo:paragraph-rsid="00390238" fo:background-color="transparent" style:font-size-asian="10pt" style:font-size-complex="10pt"/>
    </style:style>
    <style:style style:name="P23" style:family="paragraph" style:parent-style-name="Table_20_Heading">
      <style:text-properties style:use-window-font-color="true" officeooo:rsid="003df831" officeooo:paragraph-rsid="003df831" fo:background-color="transparent"/>
    </style:style>
    <style:style style:name="P24" style:family="paragraph" style:parent-style-name="Table_20_Heading">
      <style:text-properties style:use-window-font-color="true" officeooo:rsid="004ae991" officeooo:paragraph-rsid="004ae991" fo:background-color="transparent"/>
    </style:style>
    <style:style style:name="P25" style:family="paragraph" style:parent-style-name="Table_20_Heading">
      <style:text-properties style:use-window-font-color="true" officeooo:rsid="00abba9b" officeooo:paragraph-rsid="00abba9b" fo:background-color="transparent"/>
    </style:style>
    <style:style style:name="T1" style:family="text">
      <style:text-properties officeooo:rsid="00a51477"/>
    </style:style>
    <style:style style:name="T2" style:family="text">
      <style:text-properties style:text-underline-style="none" fo:font-weight="normal" officeooo:rsid="002f9037" style:font-weight-asian="normal" style:font-weight-complex="normal"/>
    </style:style>
    <style:style style:name="T3" style:family="text">
      <style:text-properties style:text-underline-style="none" fo:font-weight="bold" officeooo:rsid="002f9037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a0e313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9dd550" style:font-size-asian="10pt" style:font-size-complex="10pt"/>
    </style:style>
    <style:style style:name="T8" style:family="text">
      <style:text-properties officeooo:rsid="00b4c4d9"/>
    </style:style>
    <style:style style:name="T9" style:family="text">
      <style:text-properties officeooo:rsid="00b72568"/>
    </style:style>
    <style:style style:name="T10" style:family="text">
      <style:text-properties officeooo:rsid="00b84964"/>
    </style:style>
    <style:style style:name="T11" style:family="text">
      <style:text-properties officeooo:rsid="00b91251"/>
    </style:style>
    <style:style style:name="T12" style:family="text">
      <style:text-properties officeooo:rsid="00bcb1a0"/>
    </style:style>
    <style:style style:name="fr1" style:family="graphic" style:parent-style-name="Frame">
      <style:graphic-properties style:vertical-pos="top" style:vertical-rel="baseline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company_id.report_header" text:name="py3o.o.company_id.report_header"/>
        <text:user-field-decl office:value-type="string" office:string-value="o.company_id.rml_header1" text:name="py3o.o.company_id.rml_header1"/>
        <text:user-field-decl office:value-type="string" office:string-value="o.name" text:name="py3o.o.name"/>
        <text:user-field-decl office:value-type="string" office:string-value="o.company_id.name" text:name="py3o.o.company_id.name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zip" text:name="py3o.o.company_id.zip"/>
        <text:user-field-decl office:value-type="string" office:string-value="o.company_id.state_id.code" text:name="py3o.o.company_id.state_id.code"/>
        <text:user-field-decl office:value-type="string" office:string-value="o.company_id.country_id.name" text:name="py3o.o.company_id.country_id.name"/>
        <text:user-field-decl office:value-type="string" office:string-value="o.partner_id.name" text:name="py3o.o.partner_id.name"/>
        <text:user-field-decl office:value-type="string" office:string-value="o.partner_invoice_id.name" text:name="py3o.o.partner_invoice_id.name"/>
        <text:user-field-decl office:value-type="string" office:string-value="o.partner_id.country_id.name" text:name="py3o.o.partner_id.country_id.name"/>
        <text:user-field-decl office:value-type="string" office:string-value="o.partner_id.city" text:name="py3o.o.partner_id.city"/>
        <text:user-field-decl office:value-type="string" office:string-value="o.partner_id.street" text:name="py3o.o.partner_id.street"/>
        <text:user-field-decl office:value-type="string" office:string-value="o.partner_id.zip" text:name="py3o.o.partner_id.zip"/>
        <text:user-field-decl office:value-type="string" office:string-value="o.user_id.name" text:name="py3o.o.user_id.name"/>
        <text:user-field-decl office:value-type="string" office:string-value="o.date_order" text:name="py3o.o.date_order"/>
        <text:user-field-decl office:value-type="string" office:string-value="document.total" text:name="py3o.document.total"/>
        <text:user-field-decl office:value-type="string" office:string-value="line.price_unit" text:name="py3o.line.price_unit"/>
        <text:user-field-decl office:value-type="string" office:string-value="line.price_subtotal" text:name="py3o.line.price_subtotal"/>
        <text:user-field-decl office:value-type="string" office:string-value="line.qty" text:name="py3o.line.qty"/>
        <text:user-field-decl office:value-type="string" office:string-value="line.product" text:name="py3o.line.product"/>
        <text:user-field-decl office:value-type="string" office:string-value="data.total" text:name="py3o.data.total"/>
        <text:user-field-decl office:value-type="string" office:string-value="line.tax" text:name="py3o.line.tax"/>
        <text:user-field-decl office:value-type="string" office:string-value="data.untaxed" text:name="py3o.data.untaxed"/>
        <text:user-field-decl office:value-type="string" office:string-value="data.tax" text:name="py3o.data.tax"/>
        <text:user-field-decl office:value-type="string" office:string-value="data.symbol" text:name="py3o.data.symbol"/>
      </text:user-field-decls>
      <text:p text:style-name="P2"><text:user-field-get text:name="py3o.o.company_id.name">o.company_id.name</text:user-field-get></text:p>
      <text:p text:style-name="P2"><text:user-field-get text:name="py3o.o.company_id.street">o.company_id.street</text:user-field-get></text:p>
      <text:p text:style-name="P2"><text:user-field-get text:name="py3o.o.company_id.city">o.company_id.city</text:user-field-get> <text:user-field-get text:name="py3o.o.company_id.state_id.code">o.company_id.state_id.code</text:user-field-get> <text:user-field-get text:name="py3o.o.company_id.zip">o.company_id.zip</text:user-field-get></text:p>
      <text:p text:style-name="P3"><text:user-field-get text:name="py3o.o.company_id.country_id.name">o.company_id.country_id.name</text:user-field-get></text:p>
      <text:p text:style-name="P3"/>
      <text:p text:style-name="P4">Invoicing and shipping address:<text:tab/><text:tab/><text:span text:style-name="T4"><text:user-field-get text:name="py3o.o.partner_id.name">o.partner_id.name</text:user-field-get></text:span></text:p>
      <text:p text:style-name="P5"><text:span text:style-name="T4"><text:user-field-get text:name="py3o.o.partner_invoice_id.name">o.partner_invoice_id.name</text:user-field-get></text:span><text:span text:style-name="T4">,</text:span></text:p>
      <text:p text:style-name="P5"><text:span text:style-name="T4"><text:user-field-get text:name="py3o.o.partner_id.country_id.name">o.partner_id.country_id.name</text:user-field-get></text:span><text:span text:style-name="T4"> </text:span><text:span text:style-name="T4"><text:user-field-get text:name="py3o.o.partner_id.street">o.partner_id.street</text:user-field-get></text:span><text:span text:style-name="T4"> </text:span><text:span text:style-name="T4"><text:user-field-get text:name="py3o.o.partner_id.zip">o.partner_id.zip</text:user-field-get></text:span></text:p>
      <text:p text:style-name="P7"/>
      <text:p text:style-name="P10">Order<text:span text:style-name="T8">r</text:span> # <text:user-field-get text:name="py3o.o.name">o.name</text:user-field-get></text:p>
      <text:p text:style-name="P4"/>
      <text:p text:style-name="P6">Date Ordered:<text:tab/><text:tab/><text:tab/>Salesperson:</text:p>
      <text:p text:style-name="P9"><text:span text:style-name="T2"><text:user-field-get text:name="py3o.o.date_order">o.date_order</text:user-field-get></text:span><text:span text:style-name="T3"><text:tab/><text:tab/><text:tab/></text:span><text:span text:style-name="T2"><text:user-field-get text:name="py3o.o.user_id.name">o.user_id.name</text:user-field-get></text:span></text:p>
      <text:p text:style-name="P6"/>
      <text:p text:style-name="P12"><text:a xlink:type="simple" xlink:href="py3o://function=format_datetime('2015-08-02',%20format='dd/MM/YYYY')" text:style-name="Internet_20_link" text:visited-style-name="Visited_20_Internet_20_Link"><text:span text:style-name="T12">function=format_datetime('2015-08-02', format='dd/MM/YYYY')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23">Description</text:p>
            </table:table-cell>
            <table:table-cell table:style-name="Tableau1.A1" office:value-type="string">
              <text:p text:style-name="P25">Image</text:p>
            </table:table-cell>
            <table:table-cell table:style-name="Tableau1.A1" office:value-type="string">
              <text:p text:style-name="P23">Quantity</text:p>
            </table:table-cell>
            <table:table-cell table:style-name="Tableau1.A1" office:value-type="string">
              <text:p text:style-name="P23">Unit Price</text:p>
            </table:table-cell>
            <table:table-cell table:style-name="Tableau1.A1" office:value-type="string">
              <text:p text:style-name="P24">Taxes</text:p>
            </table:table-cell>
            <table:table-cell table:style-name="Tableau1.F1" office:value-type="string">
              <text:p text:style-name="P24">Price</text:p>
            </table:table-cell>
          </table:table-row>
        </table:table-header-rows>
        <table:table-row>
          <table:table-cell table:style-name="Tableau1.A2" table:number-columns-spanned="6" office:value-type="string">
            <text:p text:style-name="P13"><text:a xlink:type="simple" xlink:href="py3o://for=%22line%20in%20data.order_line%22" text:style-name="Internet_20_link" text:visited-style-name="Visited_20_Internet_20_Link"><text:span text:style-name="T7">for="line in data.order_line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22"><text:user-field-get text:name="py3o.line.product">line.product</text:user-field-get></text:p>
          </table:table-cell>
          <table:table-cell table:style-name="Tableau1.B3" office:value-type="string">
            <text:p text:style-name="P14"><draw:frame draw:style-name="fr1" draw:name="py3o.image(line.image, 'png', width='1cm', height='1cm', isb64=True)" text:anchor-type="as-char" svg:width="1.131cm" draw:z-index="1"><draw:text-box fo:min-height="0.79cm"><text:p text:style-name="Frame_20_contents"/></draw:text-box></draw:frame></text:p>
          </table:table-cell>
          <table:table-cell table:style-name="Tableau1.C3" office:value-type="string">
            <text:p text:style-name="P15"><text:user-field-get text:name="py3o.line.qty">line.qty</text:user-field-get></text:p>
          </table:table-cell>
          <table:table-cell table:style-name="Tableau1.D3" office:value-type="string">
            <text:p text:style-name="P16"><text:user-field-get text:name="py3o.line.price_unit">line.price_unit</text:user-field-get></text:p>
          </table:table-cell>
          <table:table-cell table:style-name="Tableau1.E3" office:value-type="string">
            <text:p text:style-name="P11"><text:user-field-get text:name="py3o.line.tax">line.tax</text:user-field-get></text:p>
          </table:table-cell>
          <table:table-cell table:style-name="Tableau1.F3" office:value-type="string">
            <text:p text:style-name="P17"><text:user-field-get text:name="py3o.data.symbol">data.symbol</text:user-field-get> <text:user-field-get text:name="py3o.line.price_subtotal">line.price_subtotal</text:user-field-get></text:p>
          </table:table-cell>
        </table:table-row>
        <table:table-row>
          <table:table-cell table:style-name="Tableau1.A4" table:number-columns-spanned="6" office:value-type="string">
            <text:p text:style-name="P13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5" table:number-columns-spanned="5" office:value-type="string">
            <text:p text:style-name="P20"><text:span text:style-name="T5">Total Without Taxes</text:span>:</text:p>
          </table:table-cell>
          <table:covered-table-cell/>
          <table:covered-table-cell/>
          <table:covered-table-cell/>
          <table:covered-table-cell/>
          <table:table-cell table:style-name="Tableau1.F5" office:value-type="string">
            <text:p text:style-name="P18"><text:user-field-get text:name="py3o.data.symbol">data.symbol</text:user-field-get> <text:user-field-get text:name="py3o.data.untaxed">data.untaxed</text:user-field-get></text:p>
          </table:table-cell>
        </table:table-row>
        <table:table-row>
          <table:table-cell table:style-name="Tableau1.A6" table:number-columns-spanned="5" office:value-type="string">
            <text:p text:style-name="P21">Taxes:</text:p>
          </table:table-cell>
          <table:covered-table-cell/>
          <table:covered-table-cell/>
          <table:covered-table-cell/>
          <table:covered-table-cell/>
          <table:table-cell table:style-name="Tableau1.F6" office:value-type="string">
            <text:p text:style-name="P18"><text:user-field-get text:name="py3o.data.symbol">data.symbol</text:user-field-get> <text:user-field-get text:name="py3o.data.tax">data.tax</text:user-field-get></text:p>
          </table:table-cell>
        </table:table-row>
        <table:table-row>
          <table:table-cell table:style-name="Tableau1.A7" table:number-columns-spanned="5" office:value-type="string">
            <text:p text:style-name="P21">Total:</text:p>
          </table:table-cell>
          <table:covered-table-cell/>
          <table:covered-table-cell/>
          <table:covered-table-cell/>
          <table:covered-table-cell/>
          <table:table-cell table:style-name="Tableau1.F7" office:value-type="string">
            <text:p text:style-name="P19"><text:user-field-get text:name="py3o.data.symbol">data.symbol</text:user-field-get> <text:user-field-get text:name="py3o.data.total">data.total</text:user-field-get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end" style:justify-single-word="false"/>
      <style:text-properties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MT1" style:family="text">
      <style:text-properties officeooo:rsid="00a5147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none" fo:padding="0cm" style:shadow="non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o.company_id.report_header" text:name="py3o.o.company_id.report_header"/>
        </text:user-field-decls>
        <text:p text:style-name="MP1"><draw:frame draw:style-name="Mfr1" draw:name="Imagen2" text:anchor-type="paragraph" svg:x="0.443cm" svg:y="-1.619cm" svg:width="4.937cm" svg:height="2.087cm" draw:z-index="0"><draw:image xlink:href="Pictures/10000201000001AA000000B4FB0793EC51971BC2.png" xlink:type="simple" xlink:show="embed" xlink:actuate="onLoad"/></draw:frame><text:user-field-get text:name="py3o.o.company_id.report_header">o.company_id.report_header</text:user-field-get></text:p>
      </style:header>
      <style:footer>
        <text:p text:style-name="Footer"><text:span text:style-name="MT1">Page: </text:span><text:span text:style-name="MT1"><text:page-number text:select-page="current">1</text:page-number></text:span><text:span text:style-name="MT1"> </text:span>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23:32:03.699877901</meta:creation-date>
    <meta:generator>LibreOffice/5.1.6.2$Linux_X86_64 LibreOffice_project/10m0$Build-2</meta:generator>
    <dc:date>2019-02-24T00:27:50.301114592</dc:date>
    <meta:editing-duration>P2DT13H45M8S</meta:editing-duration>
    <meta:editing-cycles>158</meta:editing-cycles>
    <meta:document-statistic meta:table-count="1" meta:image-count="1" meta:object-count="0" meta:page-count="1" meta:paragraph-count="33" meta:word-count="58" meta:character-count="683" meta:non-whitespace-character-count="652"/>
    <meta:user-defined meta:name="date_fomat">%d/%m/%Y</meta:user-defined>
  </office:meta>
</office:document-meta>
</file>